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margin-left="0cm" fo:margin-right="0cm" fo:text-indent="0.64cm" style:auto-text-indent="false"/>
    </style:style>
    <style:style style:name="P1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Sommaire</text:p>
          </text:index-title>
          <text:p text:style-name="P6">Remerciements<text:tab/>4</text:p>
          <text:p text:style-name="P6"><text:s/>1 Introduction<text:tab/>5</text:p>
          <text:p text:style-name="P5"><text:s/>1.1 Fonctionnement d'un pare-feu<text:tab/>5</text:p>
          <text:p text:style-name="P5"><text:s/>1.2 Problèmes liés au filtrage<text:tab/>5</text:p>
          <text:p text:style-name="P5"><text:s/>1.3 Problématique des outils de migrations<text:tab/>5</text:p>
          <text:p text:style-name="P6"><text:s/>2 Le projet<text:tab/>6</text:p>
          <text:p text:style-name="P5"><text:s/>2.1 Le sujet du projet<text:tab/>6</text:p>
          <text:p text:style-name="P5"><text:s/>2.2 Les enjeux du projet<text:tab/>6</text:p>
          <text:p text:style-name="P5"><text:s/>2.3 Les outils utilisés<text:tab/>6</text:p>
          <text:p text:style-name="P5"><text:s/>2.4 La structure globale envisagée pour l'application<text:tab/>7</text:p>
          <text:p text:style-name="P6"><text:s/>3 L'outil d'analyse<text:tab/>8</text:p>
          <text:p text:style-name="P5"><text:s/>3.1 Introduction au problème<text:tab/>8</text:p>
          <text:p text:style-name="P5"><text:s/>3.2 Les solutions envisagées<text:tab/>8</text:p>
          <text:p text:style-name="P5"><text:s/>3.3 Les solutions mises en place<text:tab/>8</text:p>
          <text:p text:style-name="P7"><text:s/>3.3.1 La structure commune<text:tab/>8</text:p>
          <text:p text:style-name="P7"><text:s/>3.3.2 L'analyseur<text:tab/>8</text:p>
          <text:p text:style-name="P5"><text:s/>3.4 Exemples d'analyse<text:tab/>8</text:p>
          <text:p text:style-name="P5"><text:s/>3.5 Les tests effectués<text:tab/>8</text:p>
          <text:p text:style-name="P6"><text:s/>4 L'outil de migration<text:tab/>9</text:p>
          <text:p text:style-name="P5"><text:s/>4.1 Introduction au fonctionnement<text:tab/>9</text:p>
          <text:p text:style-name="P5"><text:s/>4.2 Les solutions mises en place<text:tab/>9</text:p>
          <text:p text:style-name="P7"><text:s/>4.2.1 Les différents analyseurs syntaxiques (Parsers)<text:tab/>9</text:p>
          <text:p text:style-name="P7"><text:s/>4.2.2 Les convertisseurs d'entrée (Wrappeurs)<text:tab/>9</text:p>
          <text:p text:style-name="P7"><text:s/>4.2.3 Les convertisseurs de sortie (Printers)<text:tab/>9</text:p>
          <text:p text:style-name="P5"><text:s/>4.3 Exemples de migrations<text:tab/>9</text:p>
          <text:p text:style-name="P5"><text:s/>4.4 Les tests effectués<text:tab/>9</text:p>
          <text:p text:style-name="P6"><text:s/>5 Conclusion<text:tab/>10</text:p>
          <text:p text:style-name="P6">Glossaire<text:tab/>11</text:p>
        </text:index-body>
      </text:table-of-content>
      <text:p text:style-name="Text_20_body"/>
      <text:h text:style-name="P10" text:outline-level="1" text:is-list-header="true">Remerciements</text:h>
      <text:p text:style-name="Text_20_body"/>
      <text:p text:style-name="P1">Nous remercions M.Horatio CIRSTEA et M.Pierre-Etienne Moreau pour nous avoir fourni toute l'aide nécessaire et pour nous avoir encadré durant ce projet.</text:p>
      <text:p text:style-name="P1"/>
      <text:h text:style-name="P10" text:outline-level="1">Introduction</text:h>
      <text:h text:style-name="Heading_20_2" text:outline-level="2">Fonctionnement d'un pare-feu</text:h>
      <text:p text:style-name="Text_20_body">&lt;&lt;&lt;Filtrage des paquets blah blah blah, utilisation de règles de filtrages, filtrage par port/address, ...&gt;&gt;&gt;</text:p>
      <text:h text:style-name="Heading_20_2" text:outline-level="2">Problèmes liés au filtrage</text:h>
      <text:p text:style-name="Text_20_body">&lt;&lt;&lt;problème de conflits entre les rêgles pouvant être plus ou moins complexes (subnet inclus les un dans les autres, ...)&gt;&gt;&gt;</text:p>
      <text:h text:style-name="Heading_20_2" text:outline-level="2">Problématique des outils de migrations</text:h>
      <text:p text:style-name="Text_20_body">&lt;&lt;&lt;différents firewalls ayant un fonctionnement et une approche du problème du filtrage totalement différente =&gt; difficulté de développer un outil de migration qui satisfasse tous les firewalls&gt;&gt;&gt;</text:p>
      <text:h text:style-name="P10" text:outline-level="1">Le projet</text:h>
      <text:h text:style-name="Heading_20_2" text:outline-level="2">Le sujet du projet</text:h>
      <text:p text:style-name="Text_20_body">Le sujet initial du projet était de réaliser un outil permettant d'étudier un ensemble de rêgles <text:span text:style-name="T1">iptables</text:span><text:span text:style-name="T3"> pour les synthétiser à plus haut niveau dans une grammaire abstraite en utilisant l'outil </text:span><text:span text:style-name="T1">Tom</text:span><text:span text:style-name="T3">. Une fois cette transformation opérée, il s'agissait d'analyser la représentation abstraite pour effectuer des optimisations.</text:span></text:p>
      <text:p text:style-name="Text_20_body"><text:span text:style-name="T3">Nous nous sommes assez vite rendu compte qu'en utilisant l'outil </text:span><text:span text:style-name="T1">Tom</text:span><text:span text:style-name="T3">, il serait aisé de synthétiser des règles d'autres types de pare-feux pour les analyser, l'enjeu étant d'avoir une représentation abstraite assez modulaire pour pouvoir gérer des pare-feux ayant une approche bien différente du filtrage. Il nous fallait ainsi être capable de gérer la synthétisation de règles de plusieurs types de pare-feux.</text:span></text:p>
      <text:p text:style-name="P8">Après discussion avec l'un des principaux intéressé du projet, nous nous sommes rendu compte que l'approche adoptée pour afficher les règles post-analyse était assez proche voir équivalente à celle d'un outil de migration. Notre outil devais désormais être capable de réaliser la migration d'un pare-feu d'un certain type vers un pare-feu d'un autre type.</text:p>
      <text:h text:style-name="Heading_20_2" text:outline-level="2">Les enjeux du projet</text:h>
      <text:p text:style-name="Text_20_body">Après avoir recherché des outils du même type, nous nous sommes rendu compte qu'il n'existait que très peu, voir pas, d'outils permettant d'effectuer ce type de migration ainsi que ce type d'analyses sur différents types de pare-feux.</text:p>
      <text:p text:style-name="Text_20_body">Aussi nous nous sommes rendu compte qu'il existait une réelle demande pour un outil de ce type. Bien souvent, faute de trouver un outil permettant de réaliser une analyse ou une migration de façon automatique, les administrateurs systèmes procèdent à la main, ou au vu de la quantité de données à traiter (pouvant aller jusqu'à plusieurs milliers de règles) abandonnaient tout simplement l'idée d'une analyse et repartaient « de zéro » lors d'une migration.</text:p>
      <text:h text:style-name="Heading_20_2" text:outline-level="2">Les outils utilisés</text:h>
      <text:p text:style-name="P2">Pour nous permettre d'implémenter les outils de d'analyse et de migration (implémentation qui aurait été fastidieuse en <text:a xlink:type="simple" xlink:href="#def_Java">Java</text:a>), nos encadrant de projet nous ont proposé d'utiliser l'outil <text:a xlink:type="simple" xlink:href="#def_Tom"><text:span text:style-name="Index_20_Link"><text:span text:style-name="T2">Tom</text:span></text:span></text:a><text:span text:style-name="T3"> couplé avec d'autres outils plus adaptés aux différentes phases de notre analyse.</text:span></text:p>
      <text:p text:style-name="P2"><text:soft-page-break/><text:span text:style-name="T3">Ainsi, nous avons été amenés à utiliser l'outil </text:span><text:span text:style-name="T1">Gom</text:span><text:span text:style-name="T3"> qui permet de créer des structure abstraites de façon assez modulaire et qui permet d'automatiser certaine réécritures de structures.</text:span></text:p>
      <text:p text:style-name="P2"><text:span text:style-name="T3">Nous avons aussi utilisé l'outil </text:span>Antlr<text:span text:style-name="T3"> qui permet d'effectuer une analyse lexicale et syntaxique (avec des possibilités équivalentes à celles de </text:span><text:span text:style-name="T1">Lex</text:span><text:span text:style-name="T3"> et </text:span><text:span text:style-name="T1">Yacc</text:span><text:span text:style-name="T3">), il nous a été utile pour convertir les ensembles de règles en entrée vers une représentation abstraite de ceux-ci.</text:span></text:p>
      <text:p text:style-name="P2"><text:span text:style-name="T3">Ces deux outils couplés avec l'outil </text:span><text:a xlink:type="simple" xlink:href="#def_Tom"><text:span text:style-name="T1">Tom</text:span></text:a><text:span text:style-name="T3"> (se basant sur </text:span><text:a xlink:type="simple" xlink:href="#def_Java">Java</text:a><text:span text:style-name="T3">)</text:span><text:span text:style-name="T1">, </text:span><text:span text:style-name="T3">développé par un de nos encadrant, qui permet d'effectuer des transformations et des traitements sur des données de façon très facile et efficace, nous ont permis de répondre à la problématique proposée de façon très propre, modulaire et maintenable.</text:span></text:p>
      <text:p text:style-name="P2"><text:span text:style-name="T3">Nous avons aussi appris à utiliser l'outil </text:span><text:span text:style-name="T1">Ant</text:span><text:span text:style-name="T3"> qui nous a permis de faire fonctionner tous ces outils en parallèle en automatisant la compilation de la même façon que le permet l'outil </text:span><text:span text:style-name="T1">GNU/Make</text:span><text:span text:style-name="T3">.</text:span></text:p>
      <text:h text:style-name="Heading_20_2" text:outline-level="2">La structure globale envisagée pour l'application</text:h>
      <text:p text:style-name="Text_20_body">Suite au développement de plusieurs versions de l'application, nous somme arrivés à une structure globale qui est la suivante :</text:p>
      <text:p text:style-name="Text_20_body"><draw:frame draw:style-name="fr1" draw:name="Object1" text:anchor-type="paragraph" svg:x="1.284cm" svg:y="0.109cm" svg:width="14.871cm" svg:height="10.003cm" draw:z-index="0"><draw:object xlink:href="./Object 1" xlink:type="simple" xlink:show="embed" xlink:actuate="onLoad"/><draw:image xlink:href="./ObjectReplacements/Object 1" xlink:type="simple" xlink:show="embed" xlink:actuate="onLoad"/></draw:frame></text:p>
      <text:h text:style-name="Heading_20_1" text:outline-level="1"><text:soft-page-break/>L'outil d'analyse</text:h>
      <text:h text:style-name="Heading_20_2" text:outline-level="2">Introduction au problème</text:h>
      <text:p text:style-name="Text_20_body">&lt;&lt;&lt;Besoin d'une grammaire commune sur laquelle effectuer les tests pour tous les firewalls. Difficulté de repérer les rêgles conflictuelles (inclusions,...)&gt;&gt;&gt;</text:p>
      <text:h text:style-name="Heading_20_2" text:outline-level="2">Les solutions envisagées</text:h>
      <text:p text:style-name="Text_20_body">&lt;&lt;&lt;Première approche, gestion de 3 types de conflits. Lecture de la publication « conflict classification and analysis of disributed firewall policies » IEEE Journal vol.23 NO 10 octobre 2005 et ajout de la detection de 2 nouveaux types de conflits&gt;&gt;&gt;</text:p>
      <text:h text:style-name="Heading_20_2" text:outline-level="2">Les solutions mises en place</text:h>
      <text:h text:style-name="Heading_20_3" text:outline-level="3">La structure commune</text:h>
      <text:p text:style-name="Text_20_body"/>
      <text:h text:style-name="Heading_20_3" text:outline-level="3">L'analyseur</text:h>
      <text:p text:style-name="Text_20_body"/>
      <text:h text:style-name="Heading_20_2" text:outline-level="2">Exemples d'analyse</text:h>
      <text:p text:style-name="Text_20_body"/>
      <text:h text:style-name="Heading_20_2" text:outline-level="2">Les tests effectués</text:h>
      <text:p text:style-name="Text_20_body">&lt;&lt;&lt;Exemples donnés dans la publication, conflits d'inclusions, tests sur des exemples de firewalls de chercheurs du loria&gt;&gt;&gt;</text:p>
      <text:p text:style-name="Text_20_body"/>
      <text:h text:style-name="P10" text:outline-level="1">L'outil de migration</text:h>
      <text:h text:style-name="Heading_20_2" text:outline-level="2">Introduction au fonctionnement</text:h>
      <text:p text:style-name="Text_20_body">&lt;&lt;&lt;Pour chaque langage de firewall, une grammaire commune =&gt; nécessité d'arriver à cette grammaire : utilisation d'un Parser (pour lire les fichiers d'entrées) puis d'un Wrapper (convertire la grammaire du Parser qui n'a pas la même forme que la grammaire commune). Ensuite, après analyse par l'analyseur, nécessité de ressortir les nouvelles rêgles (dans nimporte quel type de langage de sortie) =&gt; utilisation de Printers pour faire un prettyPrint de la grammaire commune&gt;&gt;&gt;</text:p>
      <text:h text:style-name="Heading_20_2" text:outline-level="2">Les solutions mises en place</text:h>
      <text:h text:style-name="Heading_20_3" text:outline-level="3">Les différents analyseurs syntaxiques (Parsers)</text:h>
      <text:p text:style-name="Text_20_body">&lt;&lt;&lt;Utilisation d'Antlr + Gom + Tom : GomAntlrAdapter, TomAntlrAdapter. Fichier d'entrée converti dans une grammaire qui est proche de sa structure =&gt; construction de la grammaire aisée&gt;&gt;&gt;</text:p>
      <text:h text:style-name="Heading_20_3" text:outline-level="3">Les convertisseurs d'entrée (Wrappeurs)</text:h>
      <text:p text:style-name="Text_20_body">&lt;&lt;&lt;Utilisation de Tom et de methodes récursives. Converti les grammaires d'entrées dans la structure de la grammaire commune&gt;&gt;&gt;</text:p>
      <text:h text:style-name="Heading_20_3" text:outline-level="3">Les convertisseurs de sortie (Printers)</text:h>
      <text:p text:style-name="Text_20_body">&lt;&lt;&lt;Utilisation de Tom. PrettyPrint de la grammaire commune dans le langage de sortie désiré&gt;&gt;&gt;</text:p>
      <text:h text:style-name="Heading_20_2" text:outline-level="2">Exemples de migrations</text:h>
      <text:p text:style-name="Text_20_body"/>
      <text:h text:style-name="Heading_20_2" text:outline-level="2">Les tests effectués</text:h>
      <text:p text:style-name="Text_20_body">&lt;&lt;&lt;Parsing d'un ensemble de rêgles non conflictuel en entrée, vérification qu'on a bien le même en sortie =&gt; identité. Comparaison de deux grammaires communes résultant du parsing de deux langage d'entrée différents sur un groupe de rêgles supposé équivalent&gt;&gt;&gt;</text:p>
      <text:p text:style-name="Text_20_body"/>
      <text:h text:style-name="P10" text:outline-level="1">Conclusion</text:h>
      <text:p text:style-name="Text_20_body">&lt;&lt;&lt;Apris à se servir de nouveaux outils. Content de voir que le projet va être utilisé par quelqu'un et que l'enjeux est important. Poursuite du développement de l'application&gt;&gt;&gt;</text:p>
      <text:p text:style-name="Text_20_body"/>
      <text:h text:style-name="P10" text:outline-level="1" text:is-list-header="true">Glossaire</text:h>
      <text:p text:style-name="Text_20_body"/>
      <text:p text:style-name="P9"><text:bookmark-start text:name="def_Java"/><text:span text:style-name="T1">Java</text:span><text:bookmark-end text:name="def_Java"/>: Langage de programmation orienté objet réalisé par la société Oracle/Sun</text:p>
      <text:p text:style-name="Text_20_body"><text:bookmark-start text:name="def_Tom"/><text:span text:style-name="T1">Tom</text:span><text:bookmark-end text:name="def_Tom"/>: Outil développé initialement par Pierre-Etienne Moraux permettant d'effectuer des transformation sur des données de façon très aisée e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333366"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Cédric LEJAULT, Luc SARZYNIEC – ESIAL 2009<text:tab/><text:page-number text:select-page="current">2</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17T18:42:31</dc:date>
    <meta:editing-duration>PT18H33M15S</meta:editing-duration>
    <meta:editing-cycles>38</meta:editing-cycles>
    <meta:generator>OpenOffice.org/3.0$Linux OpenOffice.org_project/300m15$Build-9379</meta:generator>
    <meta:document-statistic meta:table-count="0" meta:image-count="0" meta:object-count="1" meta:page-count="11" meta:paragraph-count="86" meta:word-count="1153" meta:character-count="75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45cm"/>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fo:font-size="10.5pt" fo:font-style="italic" style:font-size-asian="10.5pt" style:font-style-asian="italic" style:font-size-complex="10.5pt" style:font-style-complex="italic"/>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2cm" svg:height="2.54cm" svg:x="2.905cm" svg:y="7.985cm">
          <text:p text:style-name="P1">Output</text:p>
          <draw:enhanced-geometry svg:viewBox="0 0 21600 21600" draw:type="rectangle" draw:enhanced-path="M 0 0 L 21600 0 21600 21600 0 21600 0 0 Z N"/>
        </draw:custom-shape>
        <draw:custom-shape draw:style-name="gr1" draw:text-style-name="P1" draw:layer="layout" svg:width="7.82cm" svg:height="2.54cm" svg:x="2.905cm" svg:y="5.145cm">
          <text:p text:style-name="P1"><text:span text:style-name="T1">Analys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7.82cm" svg:height="3.51cm" svg:x="2.905cm" svg:y="1.3cm">
          <text:p text:style-name="P1"><text:span text:style-name="T1">Parsing</text:span></text:p>
          <draw:enhanced-geometry svg:viewBox="0 0 21600 21600" draw:type="rectangle" draw:enhanced-path="M 0 0 L 21600 0 21600 21600 0 21600 0 0 Z N"/>
        </draw:custom-shape>
        <draw:custom-shape draw:style-name="gr2" draw:text-style-name="P2" draw:id="id1" draw:layer="layout" svg:width="5.08cm" svg:height="0.635cm" svg:x="4.81cm" svg:y="2.705cm">
          <text:p text:style-name="P2"><text:span text:style-name="T2">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2" draw:layer="layout" svg:width="5.08cm" svg:height="0.635cm" svg:x="4.81cm" svg:y="3.775cm">
          <text:p text:style-name="P3"><text:span text:style-name="T2">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5.08cm" svg:height="0.635cm" svg:x="4.81cm" svg:y="6.715cm">
          <text:p text:style-name="P3"><text:span text:style-name="T2">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5.08cm" svg:height="0.635cm" svg:x="4.81cm" svg:y="8.285cm">
          <text:p text:style-name="P3"><text:span text:style-name="T2">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3.34cm" svg:x2="7.35cm" svg:y2="3.775cm" draw:start-shape="id1" draw:start-glue-point="2" draw:end-shape="id2" draw:end-glue-point="0" svg:d="m7350 3340v435">
          <text:p/>
        </draw:connector>
        <draw:custom-shape draw:style-name="gr4" draw:text-style-name="P2" draw:id="id3" draw:layer="layout" svg:width="5.08cm" svg:height="0.635cm" svg:x="4.81cm" svg:y="5.445cm">
          <text:p text:style-name="P3"><text:span text:style-name="T2">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6.08cm" svg:x2="7.35cm" svg:y2="6.715cm" draw:start-shape="id3" draw:start-glue-point="2" draw:end-shape="id4" draw:end-glue-point="0" svg:d="m7350 6080v635">
          <text:p/>
        </draw:connector>
        <draw:connector draw:style-name="gr3" draw:text-style-name="P3" draw:layer="layout" svg:x1="7.35cm" svg:y1="7.35cm" svg:x2="7.35cm" svg:y2="8.285cm" draw:start-shape="id4" draw:start-glue-point="2" draw:end-shape="id5" draw:end-glue-point="0" svg:d="m7350 7350v935">
          <text:p/>
        </draw:connector>
        <draw:custom-shape draw:style-name="gr5" draw:text-style-name="P2" draw:id="id6" draw:layer="layout" svg:width="5.08cm" svg:height="0.635cm" svg:x="4.81cm" svg:y="1.63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7" draw:layer="layout" svg:width="5.08cm" svg:height="0.635cm" svg:x="4.81cm" svg:y="9.45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9.89cm" svg:y1="1.952cm" svg:x2="9.89cm" svg:y2="3.022cm" draw:start-shape="id6" draw:end-shape="id1" draw:end-glue-point="1" svg:d="m9890 1952h501v1070h-501">
          <text:p/>
        </draw:connector>
        <draw:connector draw:style-name="gr3" draw:text-style-name="P3" draw:layer="layout" svg:x1="9.89cm" svg:y1="4.092cm" svg:x2="9.89cm" svg:y2="5.762cm" draw:start-shape="id2" draw:start-glue-point="1" draw:end-shape="id3" svg:d="m9890 4092h501v1670h-501">
          <text:p/>
        </draw:connector>
        <draw:connector draw:style-name="gr3" draw:text-style-name="P3" draw:layer="layout" svg:x1="9.89cm" svg:y1="8.602cm" svg:x2="9.89cm" svg:y2="9.772cm" draw:start-shape="id5" draw:start-glue-point="1" draw:end-shape="id7" svg:d="m9890 8602h501v1170h-501">
          <text:p/>
        </draw:connector>
        <draw:frame draw:style-name="gr6" draw:text-style-name="P4" draw:layer="layout" svg:width="3.398cm" svg:height="0.662cm" svg:x="10.995cm" svg:y="1.564cm">
          <draw:text-box>
            <text:p><text:span text:style-name="T3">Fichiers de règles</text:span></text:p>
          </draw:text-box>
        </draw:frame>
        <draw:frame draw:style-name="gr6" draw:text-style-name="P4" draw:layer="layout" svg:width="3.398cm" svg:height="0.662cm" svg:x="10.907cm" svg:y="9.528cm">
          <draw:text-box>
            <text:p><text:span text:style-name="T3">Fichiers de règles</text:span></text:p>
          </draw:text-box>
        </draw:frame>
        <draw:frame draw:style-name="gr7" draw:text-style-name="P4" draw:layer="layout" svg:width="6.645cm" svg:height="0.662cm" svg:x="10.995cm" svg:y="2.605cm">
          <draw:text-box>
            <text:p><text:span text:style-name="T3">Parser.java, IptablesListParser.g.t, ...</text:span></text:p>
          </draw:text-box>
        </draw:frame>
        <draw:frame draw:style-name="gr6" draw:text-style-name="P4" draw:layer="layout" svg:width="6.873cm" svg:height="0.662cm" svg:x="10.96cm" svg:y="3.775cm">
          <draw:text-box>
            <text:p><text:span text:style-name="T3">Wrapper.java, IptablesListWrapper.t, ...</text:span></text:p>
          </draw:text-box>
        </draw:frame>
        <draw:frame draw:style-name="gr6" draw:text-style-name="P4" draw:layer="layout" svg:width="2.741cm" svg:height="0.662cm" svg:x="10.96cm" svg:y="5.445cm">
          <draw:text-box>
            <text:p><text:span text:style-name="T3">Analyser.gom</text:span></text:p>
          </draw:text-box>
        </draw:frame>
        <draw:frame draw:style-name="gr6" draw:text-style-name="P4" draw:layer="layout" svg:width="2.136cm" svg:height="0.662cm" svg:x="10.969cm" svg:y="6.67cm">
          <draw:text-box>
            <text:p><text:span text:style-name="T3">Analyser.t</text:span></text:p>
          </draw:text-box>
        </draw:frame>
        <draw:frame draw:style-name="gr6" draw:text-style-name="P4" draw:layer="layout" svg:width="6.289cm" svg:height="0.662cm" svg:x="10.96cm" svg:y="8.172cm">
          <draw:text-box>
            <text:p><text:span text:style-name="T3">Printer.java, PacketFilterPrinter.t,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Bitstream Vera Sans'" style:font-family-generic-asian="system" style:font-pitch-asian="variable" style:font-size-asian="24pt" style:language-asian="ja" style:country-asian="JP"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